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20ae9" officeooo:paragraph-rsid="00020ae9" style:font-weight-asian="bold" style:font-weight-complex="bold"/>
    </style:style>
    <style:style style:name="P2" style:family="paragraph" style:parent-style-name="Standard" style:list-style-name="L1">
      <style:text-properties fo:font-weight="bold" officeooo:rsid="00037c73" officeooo:paragraph-rsid="00037c73" style:font-weight-asian="bold" style:font-weight-complex="bold"/>
    </style:style>
    <style:style style:name="P3" style:family="paragraph" style:parent-style-name="Standard">
      <style:text-properties fo:font-weight="bold" officeooo:rsid="00037c73" officeooo:paragraph-rsid="00037c73" style:font-weight-asian="bold" style:font-weight-complex="bold"/>
    </style:style>
    <style:style style:name="P4" style:family="paragraph" style:parent-style-name="Standard" style:list-style-name="L2">
      <style:text-properties fo:font-weight="bold" officeooo:rsid="000477ad" officeooo:paragraph-rsid="000477ad" style:font-weight-asian="bold" style:font-weight-complex="bold"/>
    </style:style>
    <style:style style:name="P5" style:family="paragraph" style:parent-style-name="Standard" style:list-style-name="L3">
      <style:text-properties fo:font-weight="bold" officeooo:rsid="000477ad" officeooo:paragraph-rsid="000477ad" style:font-weight-asian="bold" style:font-weight-complex="bold"/>
    </style:style>
    <style:style style:name="P6" style:family="paragraph" style:parent-style-name="Standard">
      <style:text-properties fo:font-weight="bold" officeooo:rsid="000477ad" officeooo:paragraph-rsid="000477ad" style:font-weight-asian="bold" style:font-weight-complex="bold"/>
    </style:style>
    <style:style style:name="P7" style:family="paragraph" style:parent-style-name="Standard">
      <style:text-properties fo:font-weight="normal" officeooo:rsid="00020ae9" officeooo:paragraph-rsid="00020ae9" style:font-weight-asian="normal" style:font-weight-complex="normal"/>
    </style:style>
    <style:style style:name="P8" style:family="paragraph" style:parent-style-name="Standard">
      <style:text-properties fo:font-weight="normal" officeooo:rsid="00037c73" officeooo:paragraph-rsid="00037c73" style:font-weight-asian="normal" style:font-weight-complex="normal"/>
    </style:style>
    <style:style style:name="P9" style:family="paragraph" style:parent-style-name="Standard" style:list-style-name="L2">
      <style:text-properties fo:font-weight="normal" officeooo:rsid="00037c73" officeooo:paragraph-rsid="00037c73" style:font-weight-asian="normal" style:font-weight-complex="normal"/>
    </style:style>
    <style:style style:name="P10" style:family="paragraph" style:parent-style-name="Standard" style:list-style-name="L3">
      <style:text-properties fo:font-weight="normal" officeooo:rsid="00037c73" officeooo:paragraph-rsid="00037c73" style:font-weight-asian="normal" style:font-weight-complex="normal"/>
    </style:style>
    <style:style style:name="P11" style:family="paragraph" style:parent-style-name="Standard" style:list-style-name="L2">
      <style:text-properties fo:font-weight="normal" officeooo:rsid="000477ad" officeooo:paragraph-rsid="000477ad" style:font-weight-asian="normal" style:font-weight-complex="normal"/>
    </style:style>
    <style:style style:name="P12" style:family="paragraph" style:parent-style-name="Standard" style:list-style-name="L3">
      <style:text-properties fo:font-weight="normal" officeooo:rsid="000477ad" officeooo:paragraph-rsid="000477ad" style:font-weight-asian="normal" style:font-weight-complex="normal"/>
    </style:style>
    <style:style style:name="P13" style:family="paragraph" style:parent-style-name="Standard">
      <style:text-properties fo:font-weight="normal" officeooo:rsid="000477ad" officeooo:paragraph-rsid="000477ad" style:font-weight-asian="normal" style:font-weight-complex="normal"/>
    </style:style>
    <style:style style:name="P14" style:family="paragraph" style:parent-style-name="Standard" style:list-style-name="L4">
      <style:text-properties style:text-position="0% 100%" fo:font-weight="bold" officeooo:rsid="000477ad" officeooo:paragraph-rsid="000477ad" style:font-weight-asian="bold" style:font-weight-complex="bold"/>
    </style:style>
    <style:style style:name="P15" style:family="paragraph" style:parent-style-name="Standard">
      <style:text-properties style:text-position="0% 100%" fo:font-weight="bold" officeooo:rsid="00067385" officeooo:paragraph-rsid="00067385" style:font-weight-asian="bold" style:font-weight-complex="bold"/>
    </style:style>
    <style:style style:name="P16" style:family="paragraph" style:parent-style-name="Standard" style:list-style-name="L4">
      <style:text-properties style:text-position="0% 100%" fo:font-weight="normal" officeooo:rsid="000477ad" officeooo:paragraph-rsid="000477ad" style:font-weight-asian="normal" style:font-weight-complex="normal"/>
    </style:style>
    <style:style style:name="P17" style:family="paragraph" style:parent-style-name="Standard">
      <style:text-properties style:text-position="0% 100%" fo:font-weight="normal" officeooo:rsid="000477ad" officeooo:paragraph-rsid="000477ad" style:font-weight-asian="normal" style:font-weight-complex="normal"/>
    </style:style>
    <style:style style:name="P18" style:family="paragraph" style:parent-style-name="Standard">
      <style:text-properties style:text-position="0% 100%" fo:font-weight="normal" officeooo:rsid="00067385" officeooo:paragraph-rsid="00067385" style:font-weight-asian="normal" style:font-weight-complex="normal"/>
    </style:style>
    <style:style style:name="P19" style:family="paragraph" style:parent-style-name="Standard">
      <style:text-properties style:text-position="0% 100%" style:text-underline-style="none" fo:font-weight="normal" officeooo:rsid="00067385" officeooo:paragraph-rsid="00067385" style:font-weight-asian="normal" style:font-weight-complex="normal"/>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fo:font-weight="normal" officeooo:rsid="00020ae9" officeooo:paragraph-rsid="00020ae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9389" style:font-weight-asian="normal" style:font-weight-complex="normal"/>
    </style:style>
    <style:style style:name="T3" style:family="text">
      <style:text-properties fo:font-weight="normal" fo:background-color="#ffff00" loext:char-shading-value="0" style:font-weight-asian="normal" style:font-weight-complex="normal"/>
    </style:style>
    <style:style style:name="T4" style:family="text">
      <style:text-properties fo:font-weight="normal" officeooo:rsid="00079389" fo:background-color="#ffff00" loext:char-shading-value="0" style:font-weight-asian="normal" style:font-weight-complex="normal"/>
    </style:style>
    <style:style style:name="T5" style:family="text">
      <style:text-properties fo:font-weight="normal" officeooo:rsid="00079389" fo:background-color="#ffff00" loext:char-shading-value="0" style:font-weight-asian="normal" style:font-weight-complex="normal"/>
    </style:style>
    <style:style style:name="T6" style:family="text">
      <style:text-properties fo:font-weight="normal" fo:background-color="#ffff00" loext:char-shading-value="0"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477ad"/>
    </style:style>
    <style:style style:name="T9" style:family="text">
      <style:text-properties officeooo:rsid="00079389"/>
    </style:style>
    <style:style style:name="T10" style:family="text">
      <style:text-properties fo:background-color="#ffff00" loext:char-shading-value="0"/>
    </style:style>
    <style:style style:name="T11" style:family="text">
      <style:text-properties officeooo:rsid="00079389" fo:background-color="#ffff00" loext:char-shading-value="0"/>
    </style:style>
    <style:style style:name="T12" style:family="text">
      <style:text-properties officeooo:rsid="00079389" fo:background-color="#ffff00" loext:char-shading-value="0"/>
    </style:style>
    <style:style style:name="T13"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Strong_20_Emphasis">Problem Concept and Concept Description:</text:span></text:p>
      <text:p text:style-name="Text_20_body">Driven by an aging population and the desire for independent living, there is an increasing demand for user-friendly solutions in remote healthcare monitoring. According to Fortune Business Insights:</text:p>
      <text:p text:style-name="Text_20_body">“The internet of medical things (IoMT) market size was USD 41.17 billion in 2020 and is projected to grow from 30.79 billion in 20201 to USD 187.609 billion in 2028, at a CAGR of 29.5% during the 2021-2028 period.”</text:p>
      <text:list xml:id="list4254251108" text:style-name="L5">
        <text:list-item>
          <text:p text:style-name="P20"><text:a xlink:type="simple" xlink:href="https://www.fortunebusinessinsights.com/industry-reports/internet-of-medical-things-iomt-market-101844" office:target-frame-name="_new" xlink:show="replace" text:style-name="Internet_20_link" text:visited-style-name="Visited_20_Internet_20_Link">Fortune Business Insights</text:a>, Oct 2021, Report ID: FB101844</text:p>
        </text:list-item>
      </text:list>
      <text:p text:style-name="Text_20_body">My app addresses this need by providing real-time health monitoring through a Raspberry Pi-controlled interface, featuring voice assistance on a TV screen and collecting data from smart wearables like the Apple Watch.</text:p>
      <text:p text:style-name="Text_20_body"><text:span text:style-name="Strong_20_Emphasis">Overview:</text:span></text:p>
      <text:p text:style-name="Text_20_body">This business case report focuses on Interaction Design (ID) principles and the role they play in creating a user-centric interface for the proposed healthcare IoT solution and the significance of Internet of Things (IoT) in modern technology. This report serves as preliminary requirements for the project focusing on design and development of the user interface in an emerging technology.</text:p>
      <text:p text:style-name="Text_20_body"><text:span text:style-name="Strong_20_Emphasis">Introduction to Interaction Design Essentials:</text:span></text:p>
      <text:p text:style-name="Text_20_body">Interaction Design (ID) is paramount to shaping the user experience during software development to create digital products and services. The importance of ID in healthcare ensures clarity and ease of use, directly impacting and empowering clients' well-being and healthcare providers. Essentials and importance for designing usable products include:</text:p>
      <text:list xml:id="list2838321358" text:style-name="L6">
        <text:list-item>
          <text:p text:style-name="P22">User-Centered Design: Understanding the needs, behavior, and preferences of users. Meeting the requirements and expectations of the target audience.</text:p>
        </text:list-item>
        <text:list-item>
          <text:p text:style-name="P22">Consistency: Consistency in design elements and interactions enhances usability.</text:p>
        </text:list-item>
        <text:list-item>
          <text:p text:style-name="P22">Feedback: Providing feedback and visual cues to the user help them understand the system and how the system is used, increasing learnability.</text:p>
        </text:list-item>
        <text:list-item>
          <text:p text:style-name="P22">Navigation: Clear and intuitive navigation to use the product.</text:p>
        </text:list-item>
        <text:list-item>
          <text:p text:style-name="P21">Accessibility: Ensuring the product is usable by people with diverse abilities.</text:p>
        </text:list-item>
      </text:list>
      <text:p text:style-name="Text_20_body"><text:span text:style-name="Strong_20_Emphasis">Comparison:</text:span></text:p>
      <text:p text:style-name="Text_20_body">Three products that have existing capabilities that my app has taken inspiration from are:</text:p>
      <text:list xml:id="list3406432320" text:style-name="L7">
        <text:list-item>
          <text:p text:style-name="P23"><text:span text:style-name="Strong_20_Emphasis">Apple’s Health App:</text:span></text:p>
          <text:list>
            <text:list-item>
              <text:p text:style-name="P24"><text:span text:style-name="Strong_20_Emphasis">User Experience:</text:span> Allows users to track their health and fitness data, including data from the Apple Watch and other third-party apps.</text:p>
            </text:list-item>
            <text:list-item>
              <text:p text:style-name="P24"><text:span text:style-name="Strong_20_Emphasis">Unique Features:</text:span></text:p>
              <text:list>
                <text:list-item>
                  <text:p text:style-name="P24">Monitoring steps, distance, and other physical activities</text:p>
                </text:list-item>
                <text:list-item>
                  <text:p text:style-name="P24"><text:soft-page-break/>Tracking Sleep Patterns</text:p>
                </text:list-item>
                <text:list-item>
                  <text:p text:style-name="P24">Emergency SOS to allow quickly call for help and notify emergency contacts</text:p>
                </text:list-item>
                <text:list-item>
                  <text:p text:style-name="P24"><text:a xlink:type="simple" xlink:href="https://www.apple.com/ios/health/" office:target-frame-name="_new" xlink:show="replace" text:style-name="Internet_20_link" text:visited-style-name="Visited_20_Internet_20_Link">Apple's Health App</text:a></text:p>
                </text:list-item>
              </text:list>
            </text:list-item>
          </text:list>
        </text:list-item>
        <text:list-item>
          <text:p text:style-name="P23"><text:span text:style-name="Strong_20_Emphasis">Google Fit:</text:span></text:p>
          <text:list>
            <text:list-item>
              <text:p text:style-name="P24"><text:span text:style-name="Strong_20_Emphasis">User Experience:</text:span> Focus on physical activity tracking and setting fitness goals and monitoring progress.</text:p>
            </text:list-item>
            <text:list-item>
              <text:p text:style-name="P24"><text:span text:style-name="Strong_20_Emphasis">Unique Features:</text:span></text:p>
              <text:list>
                <text:list-item>
                  <text:p text:style-name="P24">Integration with other fitness and health apps</text:p>
                </text:list-item>
                <text:list-item>
                  <text:p text:style-name="P24">Setting personalized goals for activities</text:p>
                </text:list-item>
                <text:list-item>
                  <text:p text:style-name="P24">View real-time stats to track progress</text:p>
                </text:list-item>
                <text:list-item>
                  <text:p text:style-name="P24"><text:a xlink:type="simple" xlink:href="https://www.google.com/intl/en_us/fit/" office:target-frame-name="_new" xlink:show="replace" text:style-name="Internet_20_link" text:visited-style-name="Visited_20_Internet_20_Link">Google Fit</text:a></text:p>
                </text:list-item>
              </text:list>
            </text:list-item>
          </text:list>
        </text:list-item>
        <text:list-item>
          <text:p text:style-name="P23"><text:span text:style-name="Strong_20_Emphasis">Amazon Echo Show:</text:span></text:p>
          <text:list>
            <text:list-item>
              <text:p text:style-name="P24"><text:span text:style-name="Strong_20_Emphasis">User Experience:</text:span> Combining voice interaction with visual displays.</text:p>
            </text:list-item>
            <text:list-item>
              <text:p text:style-name="P24"><text:span text:style-name="Strong_20_Emphasis">Unique Features:</text:span></text:p>
              <text:list>
                <text:list-item>
                  <text:p text:style-name="P24">Can set voice assistant for medication reminders</text:p>
                </text:list-item>
                <text:list-item>
                  <text:p text:style-name="P24">Supports video calls with healthcare professionals</text:p>
                </text:list-item>
                <text:list-item>
                  <text:p text:style-name="P24">Integrate with smart health devices like blood pressure monitors to display health data</text:p>
                </text:list-item>
                <text:list-item>
                  <text:p text:style-name="P23"><text:a xlink:type="simple" xlink:href="https://www.amazon.com/echo-show-10/dp/B07VHZ41L8" office:target-frame-name="_new" xlink:show="replace" text:style-name="Internet_20_link" text:visited-style-name="Visited_20_Internet_20_Link">Amazon Echo Show</text:a></text:p>
                </text:list-item>
              </text:list>
            </text:list-item>
          </text:list>
        </text:list-item>
      </text:list>
      <text:p text:style-name="Text_20_body"><text:span text:style-name="Strong_20_Emphasis">Advantages of My Healthcare IoT app:</text:span></text:p>
      <text:list xml:id="list3867925031" text:style-name="L8">
        <text:list-item>
          <text:p text:style-name="P25"><text:span text:style-name="Strong_20_Emphasis">Elder-Friendly:</text:span> My app focuses on the accessibility and need of elders, who would benefit from the app. Voice-Assisted control makes it accessible to a demographic that may face challenges with traditional interfaces and modern smart technology to</text:p>
        </text:list-item>
      </text:list>
      <text:p text:style-name="Text_20_body">engage with their health data.</text:p>
      <text:list xml:id="list309288785" text:style-name="L9">
        <text:list-item>
          <text:p text:style-name="P26"><text:span text:style-name="Strong_20_Emphasis">Comprehensive Monitoring:</text:span> Connecting various healthcare devices through IoT, facilitating real-time monitoring of vital signs, chronic conditions, and medication adherence.</text:p>
        </text:list-item>
        <text:list-item>
          <text:p text:style-name="P26"><text:span text:style-name="Strong_20_Emphasis">User-Friendly Data Visualization:</text:span> Using the TV screen enhances user engagement with comfort and familiarity. The feedback allows users and caregivers, family members to assess and monitor health status and identify trends and take action.</text:p>
        </text:list-item>
      </text:list>
      <text:p text:style-name="Text_20_body">In Summary, my Healthcare IoT app offers a tailored healthcare approach with a focus on accessibility, making it an invaluable tool for promoting independent living.</text:p>
      <text:p text:style-name="Text_20_body"><text:span text:style-name="Strong_20_Emphasis">Design Principles:</text:span></text:p>
      <text:p text:style-name="Text_20_body">My app's focus on <text:span text:style-name="T7">Accessibility</text:span> ensures a wide range of users with specific needs and abilities can easily access and use the app. For Healthcare, this is crucial for a wide range of abilities and health conditions. Using voice commands and screen readers caters to visual impairment, which is a common affliction amongst the elderly, the target audience.</text:p>
      <text:p text:style-name="Text_20_body"><text:soft-page-break/><text:span text:style-name="Strong_20_Emphasis">User Story:</text:span> If a visually impaired person wanted to check heart rate but had difficulty using a smartwatch to see or operate, using voice commands, the app can respond verbally or visually through the TV.</text:p>
      <text:p text:style-name="Text_20_body"><text:span text:style-name="Strong_20_Emphasis">Feedback and Affordance,</text:span> guiding users who have limited technical experience and ability, provides clear signals about their actions and consequences. Clear and intuitive voice response and on-screen display that can be read is vital to those with health conditions.</text:p>
      <text:p text:style-name="Text_20_body"><text:span text:style-name="Strong_20_Emphasis">User Story:</text:span> When confirming a medication reminder, the app should provide clear voice instruction and return an appropriate response via audio or visual confirmation.</text:p>
      <text:p text:style-name="Text_20_body"><text:span text:style-name="Strong_20_Emphasis">User-Centered Design,</text:span> is essential in healthcare to involve users, caregivers, and healthcare professionals in the process to make sure needs, preferences, and compliance are catered for. To achieve this, usability testing and surveys would be essential during the testing phase to improve voice recognition accuracy, clarity of visuals, and refine design and functionality.</text:p>
      <text:p text:style-name="Text_20_body"><text:span text:style-name="Strong_20_Emphasis">Summary:</text:span></text:p>
      <text:p text:style-name="Text_20_body">In conclusion, using Design Interaction is a fundamental part of the design process for my Healthcare IoT app. This ensures a unique, user-centered experience to manage the challenges of healthcare. The importance of accessibility, feedback, and user involvement would make it a valuable tool for users, caregivers, and healthcare professionals, offering dignity and independence to the user.</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N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4T13:53:28.546000000</dc:date>
    <meta:editing-duration>PT1H37M</meta:editing-duration>
    <meta:editing-cycles>3</meta:editing-cycles>
    <meta:generator>LibreOffice/7.2.1.2$Windows_X86_64 LibreOffice_project/87b77fad49947c1441b67c559c339af8f3517e22</meta:generator>
    <meta:document-statistic meta:table-count="0" meta:image-count="0" meta:object-count="0" meta:page-count="3" meta:paragraph-count="51" meta:word-count="866" meta:character-count="5740" meta:non-whitespace-character-count="4955"/>
  </office:meta>
</office:document-meta>
</file>